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3.2 12.sep.2023<text:tab/>1</text:p>
          <text:p text:style-name="P2">V 0.3.0 10.sep.2023<text:tab/>1</text:p>
          <text:p text:style-name="P2">V 0.2.2 V 0.2.1 09.sep.2023<text:tab/>1</text:p>
          <text:p text:style-name="P2">V 0.2.0 06.sep.2023<text:tab/>2</text:p>
          <text:p text:style-name="P1">Intro<text:tab/>2</text:p>
          <text:p text:style-name="P2">Goal<text:tab/>2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3</text:p>
          <text:p text:style-name="P2">Add Software<text:tab/>3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2">Wireguard Port forwarding (Weiterleitung)<text:tab/>4</text:p>
          <text:p text:style-name="P2">Ping inside VPN Tunnel with pc.domain names<text:tab/>5</text:p>
          <text:p text:style-name="P1">Setup differences per device<text:tab/>5</text:p>
          <text:p text:style-name="P1">Ongoing<text:tab/>5</text:p>
          <text:p text:style-name="P2">Show Routes on Windows Client<text:tab/>5</text:p>
          <text:p text:style-name="P2">Questions<text:tab/>5</text:p>
          <text:p text:style-name="P2">Options<text:tab/>5</text:p>
          <text:p text:style-name="P2">Xthink<text:tab/>6</text:p>
          <text:p text:style-name="P3">Subnet split<text:tab/>6</text:p>
          <text:p text:style-name="P1">Links<text:tab/>7</text:p>
          <text:p text:style-name="P2">main<text:tab/>7</text:p>
          <text:p text:style-name="P2">full config generator<text:tab/>7</text:p>
          <text:p text:style-name="P2">qrcode generation from config file<text:tab/>7</text:p>
          <text:p text:style-name="P2">other<text:tab/>7</text:p>
          <text:p text:style-name="P2">very other<text:tab/>7</text:p>
        </text:index-body>
      </text:table-of-content>
      <text:h text:style-name="Heading_20_1" text:outline-level="1">History</text:h>
      <text:h text:style-name="Heading_20_2" text:outline-level="2">V 0.3.2 12.sep.2023</text:h>
      <text:p text:style-name="Text_20_body">Domain names inside tunnel<text:line-break/>Windows commands</text:p>
      <text:h text:style-name="Heading_20_2" text:outline-level="2">V 0.3.0 10.sep.2023</text:h>
      <text:p text:style-name="Text_20_body">SubNet Domain Name</text:p>
      <text:h text:style-name="Heading_20_2" text:outline-level="2"><text:soft-page-break/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<text:soft-page-break/>Network-&gt;Interfaces<text:line-break/>-&gt;lan<text:line-break/>Change Ipv4 Address</text:p>
      <text:p text:style-name="Text_20_body">Network -&gt; DHCP and DNS<text:line-break/>General Settings -&gt; LocalDomain<text:line-break/>Give Names e.g.: station36; station43</text:p>
      <text:p text:style-name="Text_20_body">MAGIC: Devices can be accessed by e.g.: pcname.station36 <text:s/>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<text:soft-pag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VPN to LAN Subnet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Outside Router Setup</text:p>
      <text:h text:style-name="Heading_20_2" text:outline-level="2">Wireguard Port forwarding (Weiterleitung)</text:h>
      <text:p text:style-name="Text_20_body">Setup xTernal Routers to forward 36996 and 43996 UDP</text:p>
      <text:h text:style-name="Heading_20_2" text:outline-level="2"><text:soft-page-break/>Ping inside VPN Tunnel with pc.domain names</text:h>
      <text:p text:style-name="Text_20_body">Network -&gt; DHCP and DNS -&gt; Hostnames</text:p>
      <text:p text:style-name="Text_20_body">Insert The Tunnel-End Ips an Give them a name</text:p>
      <text:p text:style-name="Text_20_body">e.g. karina.sync -&gt; 192.168.42.51 <text:s text:c="4"/></text:p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p text:style-name="Code">tracert &lt;url&gt;</text:p>
      <text:p text:style-name="Code">nslookup &lt;ip-number&gt; or &lt;url&gt;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<text:soft-page-break/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p text:style-name="Text_20_body"/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12T20:49:34.57">Sep 12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12T20:49:34.56</dc:date>
    <meta:editing-duration>PT3H41M32S</meta:editing-duration>
    <meta:editing-cycles>74</meta:editing-cycles>
    <meta:generator>OpenOffice/4.1.14$Win32 OpenOffice.org_project/4114m1$Build-9811</meta:generator>
    <meta:document-statistic meta:table-count="1" meta:image-count="0" meta:object-count="0" meta:page-count="7" meta:paragraph-count="163" meta:word-count="676" meta:character-count="5403"/>
  </office:meta>
</office:document-meta>
</file>